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6.3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tabel_name:</text:p>
          </table:table-cell>
          <table:table-cell office:value-type="string" calcext:value-type="string">
            <text:p>Jooml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omments:</text:p>
          </table:table-cell>
        </table:table-row>
        <table:table-row table:style-name="ro1">
          <table:table-cell/>
          <table:table-cell office:value-type="string" calcext:value-type="string">
            <text:p>_action_log_config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action_lo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action_logs_extens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action_logs_us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asse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associat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banner_cli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banner_track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bann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calc_catego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calc_item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categori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contact_deta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cont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content_frontp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content_rat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content_typ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contentitem_tag_map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core_log_search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database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extens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fias_rus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field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elds_categori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elds_grou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elds_valu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fil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links_terms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taxonom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taxonomy_ma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term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terms_comm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toke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tokens_aggreg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finder_typ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kladr_r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komarov_tes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languag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mailing_templ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alip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ank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anking_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anking_list_rel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il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ills_ban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ills_p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</text:p>
          </table:table-cell>
          <table:table-cell table:number-columns-repeated="3"/>
          <table:table-cell office:value-type="string" calcext:value-type="string">
            <text:p>Заказы — orders</text:p>
          </table:table-cell>
        </table:table-row>
        <table:table-row table:style-name="ro1">
          <table:table-cell/>
          <table:table-cell office:value-type="string" calcext:value-type="string">
            <text:p>_main_box_calcula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che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histo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history_mon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inf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info_tw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ite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item_journ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item_redee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item_sea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lo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pay_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photorepo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queue_c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suspicio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ox_track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uh_pay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buh_payout_ite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center_messag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consolid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delive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delivery_box</text:p>
          </table:table-cell>
          <table:table-cell table:number-columns-repeated="3"/>
          <table:table-cell office:value-type="string" calcext:value-type="string">
            <text:p>Консолидация</text:p>
          </table:table-cell>
        </table:table-row>
        <table:table-row table:style-name="ro1">
          <table:table-cell/>
          <table:table-cell office:value-type="string" calcext:value-type="string">
            <text:p>_main_delivery_profile</text:p>
          </table:table-cell>
          <table:table-cell table:number-columns-repeated="3"/>
          <table:table-cell office:value-type="string" calcext:value-type="string">
            <text:p>Профиль доставки пользователя lk</text:p>
          </table:table-cell>
        </table:table-row>
        <table:table-row table:style-name="ro1">
          <table:table-cell/>
          <table:table-cell office:value-type="string" calcext:value-type="string">
            <text:p>_main_delivery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faq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faq_ca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faq_catego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help_cen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help_center_com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job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jobs_categor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jobs_com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jobs_fi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jobs_ma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jobs_us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klad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in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ink_tag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ink_tags_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ogs_ac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ogs_api_chi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ogs_chi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ogs_created_xm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ogs_custo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ogs_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logs_s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money_histo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money_history_ne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ne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qr_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recipient_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reg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setting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s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sta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tracking_bo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tranzi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tranzite_metrik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valc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_waiting_group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inboxitem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men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menu_typ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messag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messages_cf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metadata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modu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modules_men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newsfeed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overri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parser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postinstall_messag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privacy_cons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privacy_reques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edirect_link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sfirewall_configur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sfirewall_except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sfirewall_hash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sfirewall_ignor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sfirewall_lis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sfirewall_lo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sfirewall_offend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sfirewall_signatur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rsfirewall_snapsho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schem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ses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table_#ipq1d_main_box_track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table_1_ipq1d_main_box_track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table_kladrne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table_Лист1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ta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template_sty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test_dev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test_track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ucm_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cm_cont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cm_histo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unknown_cities_boxberry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update_sit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pdate_sites_extens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pdat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ser_key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ser_not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ser_profi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ser_usergroup_ma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sergrou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us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users_histo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users_mail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users_reklama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string" calcext:value-type="string">
            <text:p>_utf8_conver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_viewleve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B1:Лист1.D176" table:display-filter-buttons="true">
          <table:filter>
            <table:filter-and>
              <table:filter-condition table:value="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2T22:07:00.776000000</meta:creation-date>
    <dc:date>2023-01-23T20:39:03.868000000</dc:date>
    <meta:editing-duration>PT1H44M48S</meta:editing-duration>
    <meta:editing-cycles>2</meta:editing-cycles>
    <meta:generator>LibreOffice/7.4.1.2$Windows_X86_64 LibreOffice_project/3c58a8f3a960df8bc8fd77b461821e42c061c5f0</meta:generator>
    <meta:document-statistic meta:table-count="1" meta:cell-count="268" meta:object-count="0"/>
  </office:meta>
</office:document-meta>
</file>